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ttyDataBuffer.ret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tyDataBuffer.equals( @ Nullable Objec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ttyDataBuffer.readPosition( int read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ttyDataBuffer.write( byte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ttyDataBuffer.getNative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tyDataBuffer.toByteBuffer( int index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ttyDataBuffer.write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tyDataBuffer.ensureWritable( int 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ttyDataBuffer.isAlloc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tyDataBuff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tyDataBuffer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tyDataBuff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tyDataBuffer.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tyDataBuffer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tyDataBuffer.read( byte [ ] destination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ttyDataBuffer.write( byte [ ]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ttyDataBuffer.toString( Charset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ttyDataBuffer.retainedSlice( int index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ttyDataBuffer.write( ByteBuf ... byteBuf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ettyDataBuffer.capa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tyDataBuffer.writePosition( int write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ttyDataBuffer.write( DataBuffer ... buffe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NettyDataBuffer.read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tyDataBuffer.asByteBuffer( int index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tyDataBuffer.asByte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tyDataBuffer.getByt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tyDataBuffer.toString( int index , int length , Charset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ttyDataBuffer.write( CharSequence charSequence , Charset char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ettyDataBuffer.touch( Object 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ttyDataBuffer.hasNettyDataBuffers( DataBuffer [ ] buff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ettyDataBuffer.readableByt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tyDataBuffer.slice( int index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ttyDataBuffer.capacity( int 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ttyDataBuffer.write( ByteBuffer ... buff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ettyDataBuffer.writableByt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tyDataBuffer.spli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ettyDataBuffer.write( byte [ ] source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ttyDataBuffer.indexOf( IntPredicate predicate , int from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ettyDataBuffer.read( byte [ ] 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ttyDataBuffer.NettyDataBuffer( ByteBuf byteBuf , NettyDataBufferFactory data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ettyDataBuffer.lastIndexOf( IntPredicate predicate , int from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